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4608d" officeooo:paragraph-rsid="0014608d"/>
    </style:style>
    <style:style style:name="P2" style:family="paragraph" style:parent-style-name="Standard">
      <style:text-properties officeooo:rsid="00162e32" officeooo:paragraph-rsid="00162e32"/>
    </style:style>
    <style:style style:name="P3" style:family="paragraph" style:parent-style-name="Standard">
      <style:text-properties officeooo:rsid="00181675" officeooo:paragraph-rsid="00181675"/>
    </style:style>
    <style:style style:name="P4" style:family="paragraph" style:parent-style-name="Standard">
      <style:text-properties officeooo:rsid="00196ea9" officeooo:paragraph-rsid="00196ea9"/>
    </style:style>
    <style:style style:name="P5" style:family="paragraph" style:parent-style-name="Standard">
      <style:text-properties officeooo:rsid="001aa12b" officeooo:paragraph-rsid="001aa12b"/>
    </style:style>
    <style:style style:name="P6" style:family="paragraph" style:parent-style-name="Standard">
      <style:text-properties officeooo:paragraph-rsid="001aa12b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96ea9"/>
    </style:style>
    <style:style style:name="T2" style:family="text">
      <style:text-properties officeooo:rsid="001aa1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drone </text:p>
      <text:p text:style-name="P1"/>
      <text:p text:style-name="P1"/>
      <text:p text:style-name="P3">1) b) ifconfig wlan 0</text:p>
      <text:p text:style-name="P3">ip pc : 192.168.10.2</text:p>
      <text:p text:style-name="P3">Le nombre max de machines pouvant etre connectées est de 254 car le masque est de 255.255.255.0.</text:p>
      <text:p text:style-name="P3"><text:s/><text:span text:style-name="T1">L’adresse de broadcast est de 192.168.10.255 elle sert à faire la diffusion à toutes les machines du réseau.</text:span></text:p>
      <text:p text:style-name="P3"/>
      <text:p text:style-name="P4">c) La fréquence est de 2,42 GHz. L’adresse mac : 34:D2:62:F0:9A:5D</text:p>
      <text:p text:style-name="P4">C’est le constructeur qui donne cette adresse.</text:p>
      <text:p text:style-name="P1"/>
      <text:p text:style-name="P1">d) knoppix@Microknoppix:~$ ping 192.168.10.1</text:p>
      <text:p text:style-name="P1">PING 192.168.10.1 (192.168.10.1) 56(84) bytes of data.</text:p>
      <text:p text:style-name="P1">64 bytes from 192.168.10.1: icmp_seq=1 ttl=255 time=1.30 ms</text:p>
      <text:p text:style-name="P1">64 bytes from 192.168.10.1: icmp_seq=2 ttl=255 time=1.34 ms</text:p>
      <text:p text:style-name="P1">64 bytes from 192.168.10.1: icmp_seq=3 ttl=255 time=1.26 ms</text:p>
      <text:p text:style-name="P1">64 bytes from 192.168.10.1: icmp_seq=4 ttl=255 time=1.24 ms</text:p>
      <text:p text:style-name="P1">64 bytes from 192.168.10.1: icmp_seq=5 ttl=255 time=1.30 ms</text:p>
      <text:p text:style-name="P1">64 bytes from 192.168.10.1: icmp_seq=6 ttl=255 time=1.41 ms</text:p>
      <text:p text:style-name="P1">64 bytes from 192.168.10.1: icmp_seq=7 ttl=255 time=1.42 ms</text:p>
      <text:p text:style-name="P1">64 bytes from 192.168.10.1: icmp_seq=8 ttl=255 time=1.39 ms</text:p>
      <text:p text:style-name="P1"/>
      <text:p text:style-name="P4">Partie 2 : </text:p>
      <text:p text:style-name="P4">1) Port 9000</text:p>
      <text:p text:style-name="P4">2)socket, time,sys</text:p>
      <text:p text:style-name="P4">3) Autres méthodes : setblocking, connect, type</text:p>
      <text:p text:style-name="P4">4) a) bind attribue le socket à une adresse ip locale</text:p>
      <text:p text:style-name="P4">b)sendto envoie des données mais autorise la spécification de l’dresse de destination</text:p>
      <text:p text:style-name="P4">recv permet au serveur de recvoir des données </text:p>
      <text:p text:style-name="P4">close ferme le socket</text:p>
      <text:p text:style-name="P4">d)encode : Cela permet d’encoder avec le codage de caractère UTF8.</text:p>
      <text:p text:style-name="P4">Decode : cela permet de décoder le codage UTF8.</text:p>
      <text:p text:style-name="P2">5) ~/Desktop$ python3 programmedrone.py</text:p>
      <text:p text:style-name="P2">la connexion a réussi</text:p>
      <text:p text:style-name="P2">Entrer dans le mode programmation ok</text:p>
      <text:p text:style-name="P2">le niveau de charge de la batterie est de <text:s/>90</text:p>
      <text:p text:style-name="P2"><text:s/>%</text:p>
      <text:p text:style-name="P5">6) Il se fait après car il y a un retour a la ligne. La méthode strip permet de l’enlever.</text:p>
      <text:p text:style-name="P5"/>
      <text:p text:style-name="P5">Partie 3 :</text:p>
      <text:p text:style-name="P6"><text:span text:style-name="T2">1) </text:span>prise.sendto('takeoff'.encode(encoding='utf-8'),adresse_tello)</text:p>
      <text:p text:style-name="P7">time.sleep(2)</text:p>
      <text:p text:style-name="P7">prise.sendto('land'.encode(encoding='utf-8'),adresse_tello)</text:p>
      <text:p text:style-name="P5"/>
      <text:p text:style-name="P6"><text:span text:style-name="T2">2) </text:span>la connexion a réussi</text:p>
      <text:p text:style-name="P7">Entrer dans le mode programmation ok</text:p>
      <text:p text:style-name="P7">le niveau de charge de la batterie est de 69</text:p>
      <text:p text:style-name="P7">%</text:p>
      <text:p text:style-name="P7">fin connexion </text:p>
      <text:p text:style-name="Text_20_body"><text:soft-page-break/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2:00:17.672465091</meta:creation-date>
    <dc:date>2023-01-27T15:56:58.219000000</dc:date>
    <meta:editing-duration>PT31M28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2" meta:word-count="285" meta:character-count="1842" meta:non-whitespace-character-count="1592"/>
  </office:meta>
</office:document-meta>
</file>